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3465a4" draw:opacity="100%" draw:opacity-name="Transparency_20_1" draw:textarea-horizontal-align="justify" draw:textarea-vertical-align="middle" draw:auto-grow-height="false" fo:min-height="3.767cm" fo:min-width="6.5cm"/>
      <style:paragraph-properties style:writing-mode="lr-tb"/>
    </style:style>
    <style:style style:name="gr2" style:family="graphic" style:parent-style-name="standard">
      <style:graphic-properties draw:fill-color="#3465a4" draw:opacity="100%" draw:opacity-name="Transparency_20_1" draw:textarea-horizontal-align="justify" draw:textarea-vertical-align="middle" draw:auto-grow-height="false" fo:min-height="3.75cm" fo:min-width="6.471cm"/>
      <style:paragraph-properties style:writing-mode="lr-tb"/>
    </style:style>
    <style:style style:name="gr3" style:family="graphic" style:parent-style-name="standard">
      <style:graphic-properties draw:fill-color="#3faf46" draw:opacity="100%" draw:opacity-name="Transparency_20_1" draw:textarea-horizontal-align="justify" draw:textarea-vertical-align="middle" draw:auto-grow-height="false" fo:min-height="3.767cm" fo:min-width="7.5cm"/>
      <style:paragraph-properties style:writing-mode="lr-tb"/>
    </style:style>
    <style:style style:name="gr4" style:family="graphic" style:parent-style-name="standard">
      <style:graphic-properties draw:fill-color="#8e86ae" draw:opacity="100%" draw:opacity-name="Transparency_20_1" draw:textarea-horizontal-align="justify" draw:textarea-vertical-align="middle" draw:auto-grow-height="false" fo:min-height="5.75cm" fo:min-width="4.483cm"/>
      <style:paragraph-properties style:writing-mode="lr-tb"/>
    </style:style>
    <style:style style:name="gr5" style:family="graphic" style:parent-style-name="standard">
      <style:graphic-properties draw:fill-color="#8d1d75" draw:opacity="100%" draw:opacity-name="Transparency_20_1" draw:textarea-horizontal-align="justify" draw:textarea-vertical-align="middle" draw:auto-grow-height="false" fo:min-height="5.75cm" fo:min-width="11.5cm"/>
      <style:paragraph-properties style:writing-mode="lr-tb"/>
    </style:style>
    <style:style style:name="gr6" style:family="graphic" style:parent-style-name="standard">
      <style:graphic-properties draw:fill-color="#e16173" draw:opacity="100%" draw:opacity-name="Transparency_20_1" draw:textarea-horizontal-align="justify" draw:textarea-vertical-align="middle" draw:auto-grow-height="false" fo:min-height="8.75cm" fo:min-width="7.5cm"/>
      <style:paragraph-properties style:writing-mode="lr-tb"/>
    </style:style>
    <style:style style:name="gr7" style:family="graphic" style:parent-style-name="objectwithoutfill">
      <style:graphic-properties svg:stroke-width="0.212cm" svg:stroke-color="#000000" draw:marker-start-width="0.518cm" draw:marker-end-width="0.518cm" draw:fill="none" draw:opacity="100%" draw:opacity-name="Transparency_20_1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color="#3465a4" draw:fill-color="#729fcf" draw:opacity="100%" draw:opacity-name="Transparency_20_1" draw:textarea-horizontal-align="justify" draw:textarea-vertical-align="middle" draw:auto-grow-height="false" fo:min-height="5.75cm" fo:min-width="9.5cm" draw:shadow="hidden" loext:glow-radius="0cm" loext:softedge-radius="0cm"/>
      <style:paragraph-properties style:writing-mode="lr-tb"/>
    </style:style>
    <style:style style:name="gr9" style:family="graphic" style:parent-style-name="standard">
      <style:graphic-properties svg:stroke-color="#3465a4" draw:fill-color="#729fcf" draw:opacity="100%" draw:opacity-name="Transparency_20_1" draw:textarea-horizontal-align="justify" draw:textarea-vertical-align="middle" draw:auto-grow-height="false" fo:min-height="5.75cm" fo:min-width="9.5cm"/>
      <style:paragraph-properties style:writing-mode="lr-tb"/>
    </style:style>
    <style:style style:name="gr10" style:family="graphic" style:parent-style-name="standard" style:list-style-name="L1">
      <style:graphic-properties draw:fill-color="#8e86ae" draw:opacity="100%" draw:opacity-name="Transparency_20_1" draw:textarea-horizontal-align="justify" draw:textarea-vertical-align="middle" draw:auto-grow-height="false" fo:min-height="5.776cm" fo:min-width="4.483cm"/>
      <style:paragraph-properties style:writing-mode="lr-tb"/>
    </style:style>
    <style:style style:name="gr11" style:family="graphic" style:parent-style-name="standard" style:list-style-name="L1">
      <style:graphic-properties draw:fill-color="#8e86ae" draw:opacity="100%" draw:opacity-name="Transparency_20_1" draw:textarea-horizontal-align="justify" draw:textarea-vertical-align="middle" draw:auto-grow-height="false" fo:min-height="5.776cm" fo:min-width="4.733cm"/>
      <style:paragraph-properties style:writing-mode="lr-tb"/>
    </style:style>
    <style:style style:name="gr12" style:family="graphic" style:parent-style-name="standard">
      <style:graphic-properties svg:stroke-color="#729fcf" draw:fill-color="#729fcf" draw:opacity="100%" draw:opacity-name="Transparency_20_1" draw:textarea-horizontal-align="justify" draw:textarea-vertical-align="middle" draw:auto-grow-height="false" fo:min-height="2.75cm" fo:min-width="4.5cm"/>
    </style:style>
    <style:style style:name="gr13" style:family="graphic" style:parent-style-name="standard">
      <style:graphic-properties svg:stroke-color="#729fcf" draw:fill-color="#3465a4" draw:opacity="100%" draw:opacity-name="Transparency_20_1" draw:textarea-horizontal-align="justify" draw:textarea-vertical-align="middle" draw:auto-grow-height="false" fo:min-height="8.89cm" fo:min-width="17.53cm"/>
      <style:paragraph-properties style:writing-mode="lr-tb"/>
    </style:style>
    <style:style style:name="gr14" style:family="graphic" style:parent-style-name="objectwithoutfill">
      <style:graphic-properties draw:stroke="dash" draw:stroke-dash="Dash" svg:stroke-width="0.212cm" svg:stroke-color="#3465a4" draw:marker-start-width="0.518cm" draw:marker-end="Arrowheads_20_2" draw:marker-end-width="0.618cm" svg:stroke-linecap="butt" draw:fill="none" draw:fill-color="#3465a4" draw:textarea-vertical-align="middle" fo:padding-top="0.231cm" fo:padding-bottom="0.231cm" fo:padding-left="0.356cm" fo:padding-right="0.356cm"/>
    </style:style>
    <style:style style:name="gr15" style:family="graphic" style:parent-style-name="objectwithoutfill">
      <style:graphic-properties draw:stroke="dash" draw:stroke-dash="Dash" svg:stroke-width="0.212cm" svg:stroke-color="#3465a4" draw:marker-start-width="0.518cm" draw:marker-end-width="0.518cm" svg:stroke-linecap="butt" draw:fill="none" draw:fill-color="#3465a4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draw:stroke="dash" draw:stroke-dash="Dash" svg:stroke-width="0.212cm" draw:marker-start="Arrowheads_20_4" draw:marker-start-width="0.618cm" draw:marker-end="Arrowheads_20_5" draw:marker-end-width="0.618cm" svg:stroke-linecap="butt" draw:textarea-horizontal-align="center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stroke="dash" draw:stroke-dash="Dash" svg:stroke-width="0.212cm" svg:stroke-color="#3465a4" draw:marker-start="Arrowheads_20_6" draw:marker-start-width="0.618cm" draw:marker-end-width="0.518cm" svg:stroke-linecap="butt" draw:fill-color="#3465a4" draw:textarea-vertical-align="middle" fo:padding-top="0.231cm" fo:padding-bottom="0.231cm" fo:padding-left="0.356cm" fo:padding-right="0.356cm"/>
    </style:style>
    <style:style style:name="gr18" style:family="graphic" style:parent-style-name="objectwithoutfill">
      <style:graphic-properties draw:stroke="solid" svg:stroke-width="0.2cm" draw:marker-start-width="0.35cm" draw:marker-end-width="0.35cm" draw:fill="none" draw:textarea-vertical-align="middle" fo:padding-top="0.225cm" fo:padding-bottom="0.225cm" fo:padding-left="0.35cm" fo:padding-right="0.35cm"/>
    </style:style>
    <style:style style:name="gr19" style:family="graphic" style:parent-style-name="objectwithoutfill">
      <style:graphic-properties draw:stroke="solid" svg:stroke-width="0.2cm" draw:marker-end="Arrowheads_20_11" draw:marker-end-width="0.6cm" draw:fill="none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stroke="dash" draw:stroke-dash="Fine_20_Dashed" svg:stroke-width="0.2cm" draw:marker-start="Arrowheads_20_12" draw:marker-start-width="0.6cm" draw:marker-end="Arrowheads_20_13" draw:marker-end-width="0.6cm" svg:stroke-linecap="butt" draw:textarea-vertical-align="middle" fo:padding-top="0.225cm" fo:padding-bottom="0.225cm" fo:padding-left="0.35cm" fo:padding-right="0.35cm"/>
    </style:style>
    <style:style style:name="gr21" style:family="graphic" style:parent-style-name="standard" style:list-style-name="L1">
      <style:graphic-properties draw:fill-color="#3465a4" draw:opacity="100%" draw:opacity-name="Transparency_20_1" draw:textarea-horizontal-align="justify" draw:textarea-vertical-align="middle" draw:auto-grow-height="false" fo:min-height="3.767cm" fo:min-width="6.5cm"/>
      <style:paragraph-properties style:writing-mode="lr-tb"/>
    </style:style>
    <style:style style:name="gr22" style:family="graphic" style:parent-style-name="standard" style:list-style-name="L1">
      <style:graphic-properties draw:fill-color="#3465a4" draw:opacity="100%" draw:opacity-name="Transparency_20_1" draw:textarea-horizontal-align="justify" draw:textarea-vertical-align="middle" draw:auto-grow-height="false" fo:min-height="3.767cm" fo:min-width="6.5cm"/>
      <style:paragraph-properties style:writing-mode="lr-tb"/>
    </style:style>
    <style:style style:name="gr23" style:family="graphic" style:parent-style-name="standard" style:list-style-name="L1">
      <style:graphic-properties draw:fill-color="#8e86ae" draw:opacity="100%" draw:opacity-name="Transparency_20_1" draw:textarea-horizontal-align="justify" draw:textarea-vertical-align="middle" draw:auto-grow-height="false" fo:min-height="5.776cm" fo:min-width="4.483cm"/>
      <style:paragraph-properties style:writing-mode="lr-tb"/>
    </style:style>
    <style:style style:name="gr24" style:family="graphic" style:parent-style-name="objectwithoutfill">
      <style:graphic-properties draw:stroke="solid" draw:stroke-dash="Fine_20_Dashed" svg:stroke-width="0.2cm" draw:marker-end="Arrowheads_20_15" draw:marker-end-width="0.6cm" svg:stroke-linecap="butt" draw:fill="none" draw:textarea-vertical-align="middle" fo:padding-top="0.225cm" fo:padding-bottom="0.225cm" fo:padding-left="0.35cm" fo:padding-right="0.3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8pt" style:font-size-asian="28pt" style:font-size-complex="28pt"/>
    </style:style>
    <style:style style:name="P2" style:family="paragraph">
      <loext:graphic-properties draw:fill-color="#3465a4" draw:opacity="100%" draw:opacity-name="Transparency_20_1"/>
      <style:paragraph-properties fo:margin-left="0cm" fo:margin-right="0cm" fo:margin-top="0cm" fo:margin-bottom="0cm" fo:line-height="100%" fo:text-align="center" fo:text-indent="0cm" style:writing-mode="lr-tb"/>
      <style:text-properties fo:font-size="28pt" style:font-size-asian="28pt" style:font-size-complex="28pt"/>
    </style:style>
    <style:style style:name="P3" style:family="paragraph"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4" style:family="paragraph">
      <loext:graphic-properties draw:fill-color="#3465a4" draw:opacity="100%" draw:opacity-name="Transparency_20_1"/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5" style:family="paragraph"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6" style:family="paragraph">
      <loext:graphic-properties draw:fill-color="#3faf46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7" style:family="paragraph">
      <style:paragraph-properties fo:margin-left="0cm" fo:margin-right="0cm" fo:text-align="center" fo:text-indent="0cm" style:writing-mode="lr-tb"/>
      <style:text-properties fo:font-size="20pt" style:font-size-asian="20pt" style:font-size-complex="20pt"/>
    </style:style>
    <style:style style:name="P8" style:family="paragraph">
      <loext:graphic-properties draw:fill-color="#8e86ae" draw:opacity="100%" draw:opacity-name="Transparency_20_1"/>
      <style:paragraph-properties fo:margin-left="0cm" fo:margin-right="0cm" fo:text-align="center" fo:text-indent="0cm" style:writing-mode="lr-tb"/>
      <style:text-properties fo:font-size="20pt" style:font-size-asian="20pt" style:font-size-complex="20pt"/>
    </style:style>
    <style:style style:name="P9" style:family="paragraph">
      <loext:graphic-properties draw:fill-color="#8d1d75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10" style:family="paragraph">
      <loext:graphic-properties draw:fill-color="#e16173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11" style:family="paragraph">
      <loext:graphic-properties draw:fill="none" draw:opacity="100%" draw:opacity-name="Transparency_20_1"/>
      <style:paragraph-properties fo:margin-left="0cm" fo:margin-right="0cm" fo:text-align="center" fo:text-indent="0cm"/>
    </style:style>
    <style:style style:name="P12" style:family="paragraph">
      <loext:graphic-properties draw:fill-color="#729fcf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0pt" style:font-size-asian="40pt" style:font-size-complex="40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5" style:family="paragraph">
      <loext:graphic-properties draw:fill-color="#8e86ae" draw:opacity="100%" draw:opacity-name="Transparency_20_1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6" style:family="paragraph">
      <loext:graphic-properties draw:fill-color="#729fcf" draw:opacity="100%" draw:opacity-name="Transparency_20_1"/>
      <style:paragraph-properties fo:margin-left="0cm" fo:margin-right="0cm" fo:text-align="center" fo:text-indent="0cm"/>
    </style:style>
    <style:style style:name="P17" style:family="paragraph">
      <loext:graphic-properties draw:fill-color="#3465a4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18" style:family="paragraph">
      <loext:graphic-properties draw:fill="none" draw:fill-color="#3465a4"/>
      <style:paragraph-properties fo:margin-left="58.42cm" fo:margin-right="0cm" fo:text-align="center" fo:text-indent="0cm"/>
    </style:style>
    <style:style style:name="P19" style:family="paragraph">
      <style:paragraph-properties fo:text-align="center"/>
    </style:style>
    <style:style style:name="P20" style:family="paragraph">
      <loext:graphic-properties draw:fill-color="#3465a4"/>
      <style:paragraph-properties fo:margin-left="58.42cm" fo:margin-right="0cm" fo:text-align="center" fo:text-indent="0cm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cm" svg:height="4.017cm" svg:x="3cm" svg:y="7cm">
          <text:p text:style-name="P1"><text:span text:style-name="T1">Solar</text:span></text:p>
          <text:p text:style-name="P1"><text:span text:style-name="T1">Cell</text:span></text:p>
          <text:p text:style-name="P1"><text:span text:style-name="T1">+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971cm" svg:height="4cm" svg:x="3.029cm" svg:y="13cm">
          <text:p text:style-name="P3"><text:span text:style-name="T1">Solar</text:span></text:p>
          <text:p text:style-name="P3"><text:span text:style-name="T1">Cell</text:span></text:p>
          <text:p text:style-name="P3"><text:span text:style-name="T1">-X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cm" svg:height="4.017cm" svg:x="23cm" svg:y="10cm">
          <text:p text:style-name="P5"><text:span text:style-name="T2">MPPT 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983cm" svg:height="6cm" svg:x="17cm" svg:y="17cm">
          <text:p text:style-name="P7"><text:span text:style-name="T3">Voltage</text:span></text:p>
          <text:p text:style-name="P7"><text:span text:style-name="T3">and</text:span></text:p>
          <text:p text:style-name="P7"><text:span text:style-name="T3">Current</text:span></text:p>
          <text:p text:style-name="P7"><text:span text:style-name="T3">Measure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2cm" svg:height="6cm" svg:x="47cm" svg:y="34cm">
          <text:p text:style-name="P5"><text:span text:style-name="T2">Battery</text:span></text:p>
          <text:p text:style-name="P5"><text:span text:style-name="T2">Char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8cm" svg:height="9cm" svg:x="61cm" svg:y="39cm">
          <text:p text:style-name="P5"><text:span text:style-name="T2">BAT</text:span><text:span text:style-name="T2">TER</text:span><text:span text:style-name="T2">Y</text:span></text:p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65cm" svg:y1="28cm" svg:x2="65cm" svg:y2="31.013cm">
          <text:p/>
        </draw:line>
        <draw:line draw:style-name="gr7" draw:text-style-name="P11" draw:layer="layout" svg:x1="65cm" svg:y1="33cm" svg:x2="65cm" svg:y2="39.026cm">
          <text:p/>
        </draw:line>
        <draw:line draw:style-name="gr7" draw:text-style-name="P11" draw:layer="layout" svg:x1="65cm" svg:y1="31cm" svg:x2="64.128cm" svg:y2="33.009cm">
          <text:p/>
        </draw:line>
        <draw:custom-shape draw:style-name="gr8" draw:text-style-name="P12" draw:layer="layout" svg:width="10cm" svg:height="6cm" svg:x="76cm" svg:y="14cm">
          <text:p text:style-name="P5"><text:span text:style-name="T2">Boost</text:span></text:p>
          <text:p text:style-name="P5"><text:span text:style-name="T2">Conver</text:span><text:span text:style-name="T2">ter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0cm" svg:height="6cm" svg:x="76cm" svg:y="36cm">
          <text:p text:style-name="P5"><text:span text:style-name="T2">Buck</text:span></text:p>
          <text:p text:style-name="P13"><text:span text:style-name="T2">Conver</text:span><text:span text:style-name="T2">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983cm" svg:height="6.026cm" svg:x="87.517cm" svg:y="20.974cm">
          <text:p text:style-name="P14"><text:span text:style-name="T3">Voltage</text:span></text:p>
          <text:p text:style-name="P14"><text:span text:style-name="T3">and</text:span></text:p>
          <text:p text:style-name="P14"><text:span text:style-name="T3">Current</text:span></text:p>
          <text:p text:style-name="P14"><text:span text:style-name="T3">Measurem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5.233cm" svg:height="6.026cm" svg:x="38cm" svg:y="33cm">
          <text:p text:style-name="P14"><text:span text:style-name="T3">Voltage</text:span></text:p>
          <text:p text:style-name="P14"><text:span text:style-name="T3">and</text:span></text:p>
          <text:p text:style-name="P14"><text:span text:style-name="T3">Current</text:span></text:p>
          <text:p text:style-name="P14"><text:span text:style-name="T3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5cm" svg:height="3cm" svg:x="97cm" svg:y="15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98cm" svg:y1="17cm" svg:x2="100.54cm" svg:y2="16.047cm">
          <text:p/>
        </draw:line>
        <draw:custom-shape draw:style-name="gr13" draw:text-style-name="P17" draw:layer="layout" svg:width="18.03cm" svg:height="9.14cm" svg:x="39.97cm" svg:y="44.86cm">
          <text:p text:style-name="P5"><text:span text:style-name="T2">MICRO-</text:span><text:span text:style-name="T2">CONTRO</text:span><text:span text:style-name="T2">LLER</text:span></text:p>
          <draw:enhanced-geometry svg:viewBox="0 0 21600 21600" draw:type="rectangle" draw:enhanced-path="M 0 0 L 21600 0 21600 21600 0 21600 0 0 Z N"/>
        </draw:custom-shape>
        <draw:line draw:style-name="gr14" draw:text-style-name="P18" draw:layer="controls" svg:x1="18cm" svg:y1="52cm" svg:x2="40cm" svg:y2="52cm">
          <text:p/>
        </draw:line>
        <draw:line draw:style-name="gr14" draw:text-style-name="P18" draw:layer="controls" svg:x1="21cm" svg:y1="48cm" svg:x2="40cm" svg:y2="48cm">
          <text:p/>
        </draw:line>
        <draw:line draw:style-name="gr14" draw:text-style-name="P18" draw:layer="controls" svg:x1="19cm" svg:y1="50cm" svg:x2="40cm" svg:y2="50cm">
          <text:p/>
        </draw:line>
        <draw:line draw:style-name="gr15" draw:text-style-name="P18" draw:layer="controls" svg:x1="21cm" svg:y1="23cm" svg:x2="21cm" svg:y2="48cm">
          <text:p/>
        </draw:line>
        <draw:line draw:style-name="gr16" draw:text-style-name="P19" draw:layer="controls" svg:x1="91.75cm" svg:y1="56.5cm" svg:x2="91.75cm" svg:y2="71.105cm">
          <text:p/>
        </draw:line>
        <draw:line draw:style-name="gr17" draw:text-style-name="P20" draw:layer="controls" svg:x1="69.58cm" svg:y1="60.69cm" svg:x2="96.25cm" svg:y2="60.69cm">
          <text:p/>
        </draw:line>
        <draw:line draw:style-name="gr17" draw:text-style-name="P20" draw:layer="controls" svg:x1="69.58cm" svg:y1="68.31cm" svg:x2="112.76cm" svg:y2="68.31cm">
          <text:p/>
        </draw:line>
        <draw:line draw:style-name="gr17" draw:text-style-name="P20" draw:layer="controls" svg:x1="69.58cm" svg:y1="65.77cm" svg:x2="108.95cm" svg:y2="65.77cm">
          <text:p/>
        </draw:line>
        <draw:line draw:style-name="gr17" draw:text-style-name="P20" draw:layer="controls" svg:x1="69.58cm" svg:y1="63.23cm" svg:x2="101.33cm" svg:y2="63.23cm">
          <text:p/>
        </draw:line>
        <draw:line draw:style-name="gr14" draw:text-style-name="P18" draw:layer="controls" svg:x1="77.607cm" svg:y1="53.75cm" svg:x2="106.5cm" svg:y2="53.75cm">
          <text:p/>
        </draw:line>
        <draw:line draw:style-name="gr18" draw:text-style-name="P21" draw:layer="layout" svg:x1="10cm" svg:y1="9cm" svg:x2="13cm" svg:y2="9cm">
          <text:p/>
        </draw:line>
        <draw:line draw:style-name="gr18" draw:text-style-name="P21" draw:layer="layout" svg:x1="13cm" svg:y1="9cm" svg:x2="13cm" svg:y2="15cm">
          <text:p/>
        </draw:line>
        <draw:line draw:style-name="gr19" draw:text-style-name="P21" draw:layer="layout" svg:x1="13cm" svg:y1="12cm" svg:x2="23cm" svg:y2="12cm">
          <text:p/>
        </draw:line>
        <draw:line draw:style-name="gr20" draw:text-style-name="P19" draw:layer="layout" svg:x1="19.5cm" svg:y1="12cm" svg:x2="19.5cm" svg:y2="17cm">
          <text:p/>
        </draw:line>
        <draw:line draw:style-name="gr18" draw:text-style-name="P21" draw:layer="layout" svg:x1="10cm" svg:y1="15cm" svg:x2="13cm" svg:y2="15cm">
          <text:p/>
        </draw:line>
        <draw:custom-shape draw:style-name="gr21" draw:text-style-name="P2" draw:layer="layout" svg:width="7cm" svg:height="4.017cm" svg:x="3cm" svg:y="23cm">
          <text:p text:style-name="P1"><text:span text:style-name="T1">Solar</text:span></text:p>
          <text:p text:style-name="P1"><text:span text:style-name="T1">Cell</text:span></text:p>
          <text:p text:style-name="P1"><text:span text:style-name="T1">+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971cm" svg:height="4cm" svg:x="3.029cm" svg:y="29cm">
          <text:p text:style-name="P3"><text:span text:style-name="T1">Solar</text:span></text:p>
          <text:p text:style-name="P3"><text:span text:style-name="T1">Cell</text:span></text:p>
          <text:p text:style-name="P3"><text:span text:style-name="T1">-Y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cm" svg:height="4.017cm" svg:x="23cm" svg:y="26cm">
          <text:p text:style-name="P5"><text:span text:style-name="T2">MPPT 2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983cm" svg:height="6cm" svg:x="15.017cm" svg:y="33cm">
          <text:p text:style-name="P7"><text:span text:style-name="T3">Voltage</text:span></text:p>
          <text:p text:style-name="P7"><text:span text:style-name="T3">and</text:span></text:p>
          <text:p text:style-name="P7"><text:span text:style-name="T3">Current</text:span></text:p>
          <text:p text:style-name="P7"><text:span text:style-name="T3">Measurement</text:span></text:p>
          <draw:enhanced-geometry svg:viewBox="0 0 21600 21600" draw:type="rectangle" draw:enhanced-path="M 0 0 L 21600 0 21600 21600 0 21600 0 0 Z N"/>
        </draw:custom-shape>
        <draw:line draw:style-name="gr18" draw:text-style-name="P21" draw:layer="layout" svg:x1="10cm" svg:y1="25cm" svg:x2="13cm" svg:y2="25cm">
          <text:p/>
        </draw:line>
        <draw:line draw:style-name="gr18" draw:text-style-name="P21" draw:layer="layout" svg:x1="13cm" svg:y1="25cm" svg:x2="13cm" svg:y2="31cm">
          <text:p/>
        </draw:line>
        <draw:line draw:style-name="gr19" draw:text-style-name="P21" draw:layer="layout" svg:x1="13cm" svg:y1="28cm" svg:x2="23cm" svg:y2="28cm">
          <text:p/>
        </draw:line>
        <draw:line draw:style-name="gr20" draw:text-style-name="P19" draw:layer="layout" svg:x1="17.5cm" svg:y1="28cm" svg:x2="17.5cm" svg:y2="33cm">
          <text:p/>
        </draw:line>
        <draw:line draw:style-name="gr18" draw:text-style-name="P21" draw:layer="layout" svg:x1="10cm" svg:y1="31cm" svg:x2="13cm" svg:y2="31cm">
          <text:p/>
        </draw:line>
        <draw:custom-shape draw:style-name="gr22" draw:text-style-name="P2" draw:layer="layout" svg:width="7cm" svg:height="4.017cm" svg:x="3cm" svg:y="39cm">
          <text:p text:style-name="P1"><text:span text:style-name="T1">Solar</text:span></text:p>
          <text:p text:style-name="P1"><text:span text:style-name="T1">Cell</text:span></text:p>
          <text:p text:style-name="P1"><text:span text:style-name="T1">+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971cm" svg:height="4cm" svg:x="3.029cm" svg:y="45cm">
          <text:p text:style-name="P3"><text:span text:style-name="T1">Solar</text:span></text:p>
          <text:p text:style-name="P3"><text:span text:style-name="T1">Cell</text:span></text:p>
          <text:p text:style-name="P3"><text:span text:style-name="T1">-Z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cm" svg:height="4.017cm" svg:x="23cm" svg:y="42cm">
          <text:p text:style-name="P5"><text:span text:style-name="T2">MPPT 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983cm" svg:height="6cm" svg:x="13.017cm" svg:y="49cm">
          <text:p text:style-name="P7"><text:span text:style-name="T3">Voltage</text:span></text:p>
          <text:p text:style-name="P7"><text:span text:style-name="T3">and</text:span></text:p>
          <text:p text:style-name="P7"><text:span text:style-name="T3">Current</text:span></text:p>
          <text:p text:style-name="P7"><text:span text:style-name="T3">Measurement</text:span></text:p>
          <draw:enhanced-geometry svg:viewBox="0 0 21600 21600" draw:type="rectangle" draw:enhanced-path="M 0 0 L 21600 0 21600 21600 0 21600 0 0 Z N"/>
        </draw:custom-shape>
        <draw:line draw:style-name="gr18" draw:text-style-name="P21" draw:layer="layout" svg:x1="10cm" svg:y1="41cm" svg:x2="13cm" svg:y2="41cm">
          <text:p/>
        </draw:line>
        <draw:line draw:style-name="gr18" draw:text-style-name="P21" draw:layer="layout" svg:x1="13cm" svg:y1="41cm" svg:x2="13cm" svg:y2="47cm">
          <text:p/>
        </draw:line>
        <draw:line draw:style-name="gr19" draw:text-style-name="P21" draw:layer="layout" svg:x1="13cm" svg:y1="44cm" svg:x2="23cm" svg:y2="44cm">
          <text:p/>
        </draw:line>
        <draw:line draw:style-name="gr20" draw:text-style-name="P19" draw:layer="layout" svg:x1="15.5cm" svg:y1="44cm" svg:x2="15.5cm" svg:y2="49cm">
          <text:p/>
        </draw:line>
        <draw:line draw:style-name="gr18" draw:text-style-name="P21" draw:layer="layout" svg:x1="10cm" svg:y1="47cm" svg:x2="13cm" svg:y2="47cm">
          <text:p/>
        </draw:line>
        <draw:line draw:style-name="gr18" draw:text-style-name="P21" draw:layer="layout" svg:x1="34cm" svg:y1="12cm" svg:x2="34cm" svg:y2="44cm">
          <text:p/>
        </draw:line>
        <draw:line draw:style-name="gr18" draw:text-style-name="P21" draw:layer="layout" svg:x1="31cm" svg:y1="12cm" svg:x2="34cm" svg:y2="12cm">
          <text:p/>
        </draw:line>
        <draw:line draw:style-name="gr18" draw:text-style-name="P21" draw:layer="layout" svg:x1="31cm" svg:y1="28cm" svg:x2="34cm" svg:y2="28cm">
          <text:p/>
        </draw:line>
        <draw:line draw:style-name="gr18" draw:text-style-name="P21" draw:layer="layout" svg:x1="31cm" svg:y1="44cm" svg:x2="34cm" svg:y2="44cm">
          <text:p/>
        </draw:line>
        <draw:line draw:style-name="gr18" draw:text-style-name="P21" draw:layer="layout" svg:x1="34cm" svg:y1="28.002cm" svg:x2="71cm" svg:y2="28cm">
          <text:p/>
        </draw:line>
        <draw:line draw:style-name="gr20" draw:text-style-name="P19" draw:layer="layout" svg:x1="40.5cm" svg:y1="28cm" svg:x2="40.5cm" svg:y2="33cm">
          <text:p/>
        </draw:line>
        <draw:line draw:style-name="gr18" draw:text-style-name="P21" draw:layer="layout" svg:x1="45cm" svg:y1="27.75cm" svg:x2="45cm" svg:y2="37cm">
          <text:p/>
        </draw:line>
        <draw:line draw:style-name="gr18" draw:text-style-name="P21" draw:layer="layout" svg:x1="45cm" svg:y1="37cm" svg:x2="47cm" svg:y2="37cm">
          <text:p/>
        </draw:line>
        <draw:line draw:style-name="gr18" draw:text-style-name="P21" draw:layer="layout" svg:x1="59cm" svg:y1="37cm" svg:x2="65cm" svg:y2="37cm">
          <text:p/>
        </draw:line>
        <draw:line draw:style-name="gr18" draw:text-style-name="P21" draw:layer="layout" svg:x1="71cm" svg:y1="17cm" svg:x2="71cm" svg:y2="28cm">
          <text:p/>
        </draw:line>
        <draw:line draw:style-name="gr18" draw:text-style-name="P21" draw:layer="layout" svg:x1="71cm" svg:y1="17cm" svg:x2="76cm" svg:y2="17cm">
          <text:p/>
        </draw:line>
        <draw:line draw:style-name="gr18" draw:text-style-name="P21" draw:layer="layout" svg:x1="71cm" svg:y1="25.75cm" svg:x2="71cm" svg:y2="39cm">
          <text:p/>
        </draw:line>
        <draw:line draw:style-name="gr18" draw:text-style-name="P21" draw:layer="layout" svg:x1="71cm" svg:y1="39cm" svg:x2="76cm" svg:y2="39cm">
          <text:p/>
        </draw:line>
        <draw:line draw:style-name="gr18" draw:text-style-name="P21" draw:layer="layout" svg:x1="86cm" svg:y1="17.002cm" svg:x2="98cm" svg:y2="17cm">
          <text:p/>
        </draw:line>
        <draw:line draw:style-name="gr20" draw:text-style-name="P19" draw:layer="layout" svg:x1="90cm" svg:y1="16.974cm" svg:x2="90cm" svg:y2="20.974cm">
          <text:p/>
        </draw:line>
        <draw:custom-shape draw:style-name="gr23" draw:text-style-name="P15" draw:layer="layout" svg:width="4.983cm" svg:height="6.026cm" svg:x="85.75cm" svg:y="43cm">
          <text:p text:style-name="P14"><text:span text:style-name="T3">Voltage</text:span></text:p>
          <text:p text:style-name="P14"><text:span text:style-name="T3">and</text:span></text:p>
          <text:p text:style-name="P14"><text:span text:style-name="T3">Current</text:span></text:p>
          <text:p text:style-name="P14"><text:span text:style-name="T3">Measure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5cm" svg:height="3cm" svg:x="97cm" svg:y="37cm">
          <text:p/>
          <draw:enhanced-geometry svg:viewBox="0 0 21600 21600" draw:type="rectangle" draw:enhanced-path="M 0 0 L 21600 0 21600 21600 0 21600 0 0 Z N"/>
        </draw:custom-shape>
        <draw:line draw:style-name="gr20" draw:text-style-name="P19" draw:layer="layout" svg:x1="88.233cm" svg:y1="39cm" svg:x2="88.233cm" svg:y2="43cm">
          <text:p/>
        </draw:line>
        <draw:line draw:style-name="gr18" draw:text-style-name="P21" draw:layer="layout" svg:x1="86.25cm" svg:y1="39cm" svg:x2="98cm" svg:y2="38.998cm">
          <text:p/>
        </draw:line>
        <draw:line draw:style-name="gr18" draw:text-style-name="P21" draw:layer="layout" svg:x1="101cm" svg:y1="17cm" svg:x2="103.25cm" svg:y2="17cm">
          <text:p/>
        </draw:line>
        <draw:line draw:style-name="gr18" draw:text-style-name="P21" draw:layer="layout" svg:x1="101cm" svg:y1="39.002cm" svg:x2="103.25cm" svg:y2="39cm">
          <text:p/>
        </draw:line>
        <draw:line draw:style-name="gr7" draw:text-style-name="P11" draw:layer="layout" svg:x1="97.96cm" svg:y1="39cm" svg:x2="100.5cm" svg:y2="38.047cm">
          <text:p/>
        </draw:line>
        <draw:line draw:style-name="gr24" draw:text-style-name="P21" draw:layer="layout" svg:x1="103.25cm" svg:y1="17cm" svg:x2="106cm" svg:y2="17cm">
          <text:p/>
        </draw:line>
        <draw:line draw:style-name="gr15" draw:text-style-name="P18" draw:layer="layout" svg:x1="19cm" svg:y1="39cm" svg:x2="19cm" svg:y2="50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square" draw:cx="50%" draw:cy="50%" draw:start="100%" draw:end="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" draw:style="rect" draw:dots1="1" draw:dots1-length="300%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19:24:03.114000000</meta:creation-date>
    <dc:date>2022-12-20T23:13:35.772979873</dc:date>
    <meta:editing-duration>PT3H46M4S</meta:editing-duration>
    <meta:editing-cycles>6</meta:editing-cycles>
    <meta:generator>LibreOffice/7.4.3.2$Linux_X86_64 LibreOffice_project/40$Build-2</meta:generator>
    <meta:document-statistic meta:object-count="73"/>
  </office:meta>
</office:document-meta>
</file>